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style:snap-to-layout-grid="false"/>
    </style:style>
    <style:style style:name="P4" style:family="paragraph" style:parent-style-name="Standard">
      <style:paragraph-properties fo:line-height="100%"/>
      <style:text-properties fo:font-size="8pt" style:font-size-asian="8pt"/>
    </style:style>
    <style:style style:name="P5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6" style:family="paragraph" style:parent-style-name="Standard">
      <style:paragraph-properties fo:line-height="100%" style:snap-to-layout-grid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8" style:family="paragraph" style:parent-style-name="Standard">
      <style:paragraph-properties fo:line-height="100%" style:snap-to-layout-gri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0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5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fo:font-size="12pt" fo:font-weight="bold" style:font-size-asian="12pt" style:font-weight-asian="bold" style:font-size-complex="12pt"/>
    </style:style>
    <style:style style:name="P18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002cm" fo:margin-right="0cm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002cm" fo:margin-right="0cm" fo:line-height="100%" fo:text-indent="0cm" style:auto-text-indent="false"/>
    </style:style>
    <style:style style:name="P26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</style:style>
    <style:style style:name="P27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8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9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2.524cm" fo:margin-right="0cm" fo:line-height="100%" fo:text-indent="0.076cm" style:auto-text-indent="false"/>
    </style:style>
    <style:style style:name="P31" style:family="paragraph" style:parent-style-name="Standard">
      <style:paragraph-properties fo:margin-left="0.686cm" fo:margin-right="0cm" fo:line-height="100%" fo:text-indent="0cm" style:auto-text-indent="false"/>
    </style:style>
    <style:style style:name="P32" style:family="paragraph" style:parent-style-name="Standard">
      <style:paragraph-properties fo:margin-left="0.811cm" fo:margin-right="0cm" fo:line-height="96%" fo:text-indent="-0.75cm" style:auto-text-indent="false"/>
    </style:style>
    <style:style style:name="P33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4" style:family="paragraph" style:parent-style-name="Standard">
      <style:paragraph-properties fo:margin-left="0.002cm" fo:margin-right="3.244cm" fo:text-indent="0cm" style:auto-text-indent="false"/>
    </style:style>
    <style:style style:name="P35" style:family="paragraph" style:parent-style-name="Standard">
      <style:paragraph-properties fo:margin-left="0.811cm" fo:margin-right="0cm" fo:line-height="100%" fo:text-indent="-0.81cm" style:auto-text-indent="false"/>
    </style:style>
    <style:style style:name="P36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37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38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39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0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left="0.182cm" fo:margin-right="0cm" fo:line-height="100%" fo:text-indent="0cm" style:auto-text-indent="false"/>
    </style:style>
    <style:style style:name="P42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43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44" style:family="paragraph" style:parent-style-name="Standard">
      <style:paragraph-properties fo:margin-left="0.051cm" fo:margin-right="0cm" fo:line-height="100%" fo:text-indent="0cm" style:auto-text-indent="false"/>
    </style:style>
    <style:style style:name="P45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style:font-name="Arial" fo:font-weight="bold" style:font-name-asian="Arial" style:font-weight-asian="bold" style:font-name-complex="Arial"/>
    </style:style>
    <style:style style:name="P46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47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8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fo:font-weight="bold" style:font-name-asian="Arial" style:font-weight-asian="bold" style:font-name-complex="Arial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9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10" style:family="text">
      <style:text-properties style:font-name="Arial" fo:font-size="9pt" style:font-name-asian="Arial" style:font-size-asian="9pt" style:font-name-complex="Arial"/>
    </style:style>
    <style:style style:name="T11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2" style:family="text">
      <style:text-properties fo:font-size="10pt" fo:font-weight="bold" style:font-size-asian="10pt" style:font-weight-asian="bold"/>
    </style:style>
    <style:style style:name="T13" style:family="text">
      <style:text-properties fo:font-size="10pt" fo:font-weight="bold" style:font-size-asian="10pt" style:font-weight-asian="bold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ECRETARÍA DE LA DEFENSA NACIONAL.</text:p>
      <text:p text:style-name="P4"><text:s/><text:bookmark text:name="_GoBack"/></text:p>
      <text:list xml:id="list3309666464" text:style-name="WW8Num1">
        <text:list-item>
          <text:p text:style-name="P19">DIR. GRAL. EDUC. MIL. Y <text:tab/> <text:s text:c="226"/>ESC. MIL. DE INGS.</text:p>
        </text:list-item>
      </text:list>
      <text:p text:style-name="P20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4">SECUENCIA DIDÁCTICA No. 3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1">(E) Unidad de aprendizaje: </text:p>
          </table:table-cell>
          <table:covered-table-cell/>
          <table:table-cell table:style-name="Tabla1.A3" table:number-columns-spanned="5" office:value-type="string">
            <text:p text:style-name="P22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3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1">Probabilidad y Estadística</text:p>
          </table:table-cell>
          <table:covered-table-cell/>
          <table:table-cell table:style-name="Tabla1.C4" table:number-columns-spanned="5" office:value-type="string">
            <text:p text:style-name="P1"><text:span text:style-name="T5">TERCERA EVALUACIÓN PARCIAL</text:span>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24"><text:span text:style-name="T8">Demuestra los conocimientos adquiridos sobre población, muestra, muestra aleatoria, estadísticos <text:s/>muestrales de tendencia central y de dispersión, intervalos de confianza, pruebas de hipótesis, y procedimiento de análisis de muestras independientes de dos o más poblaciones.</text:span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3"><text:s/></text:p>
            <text:p text:style-name="P16"><text:span text:style-name="T8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9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8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8">Campo Militar No. 1-K, Lomas de San Isidro, México, <text:s/>Viernes 18 de juni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30"><text:span text:style-name="T8">(J) Situación problema: (conflicto cognitivo</text:span><text:span text:style-name="T6">)</text:span><text:span text:style-name="T10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7">(K) Competencia a desarrollar: </text:p>
            <text:p text:style-name="P14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"><text:span text:style-name="T8">¿Qué tan bien ha logrado el discente entender los conceptos población, muestra, muestra aleatoria, estadísticos muestrales, intervalos de confianza, pruebas de hipótesis?</text:span></text:p>
            <text:p text:style-name="P1"><text:span text:style-name="T8">¿Qué tan bien ha logrado el discente entender las aplicación de procedimiento de análisis de muestras independientes de dos o más poblacione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26"><text:span text:style-name="T8">Demuestra los conocimientos adquiridos en sesión y en el libro de texto sobre las aplicaciones de la estadística descriptiva, la estimación estadística y distribuciones de muestreo, inferencias en una población e inferencias de dos poblaciones, en un examen escrito, evidenciando el valor de honradez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7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31"><text:span text:style-name="T8">(L) Metodología a desarrollar:</text:span><text:span text:style-name="T10"> </text:span></text:p>
          </table:table-cell>
          <table:table-cell table:style-name="Tabla1.A3" table:number-columns-spanned="3" office:value-type="string">
            <text:p text:style-name="P32"><text:span text:style-name="T8">(M) Actividades del Mediador: </text:span></text:p>
            <text:p text:style-name="P27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3">(N) Actividades del estudiante: </text:p>
            <text:p text:style-name="P27"><text:s/></text:p>
          </table:table-cell>
          <table:covered-table-cell/>
          <table:table-cell table:style-name="Tabla1.A3" table:number-columns-spanned="3" office:value-type="string">
            <text:p text:style-name="P28">(O) Recursos: </text:p>
            <text:p text:style-name="P34"><text:span text:style-name="T11"><text:s/></text:span><text:s/></text:p>
          </table:table-cell>
          <table:covered-table-cell/>
          <table:covered-table-cell/>
          <table:table-cell table:style-name="Tabla1.A1" office:value-type="string">
            <text:p text:style-name="P35"><text:span text:style-name="T8">(P) Indicadores de desempeño:</text:span><text:span text:style-name="T12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8"/>
          </table:table-cell>
          <table:table-cell table:style-name="Tabla1.B13" table:number-rows-spanned="3" table:number-columns-spanned="3" office:value-type="string">
            <text:list xml:id="list2698868132" text:style-name="WW8Num7">
              <text:list-item>
                <text:p text:style-name="P36">Se dan las instrucciones pertinentes sobre las estrategias de trabajo.</text:p>
              </text:list-item>
            </text:list>
          </table:table-cell>
          <table:covered-table-cell/>
          <table:covered-table-cell/>
          <table:table-cell table:style-name="Tabla1.E11" table:number-columns-spanned="2" office:value-type="string">
            <text:p text:style-name="P25"><text:span text:style-name="T8">El personal discente demuestra los conocimientos adquiridos sobre aplicaciones de estadística descriptiva, estimación estadística, distribuciones de muestreo, inferencias en una población e inferencias de dos poblaciones.</text:span></text:p>
          </table:table-cell>
          <table:covered-table-cell/>
          <table:table-cell table:style-name="Tabla1.G11" table:number-columns-spanned="3" office:value-type="string">
            <text:list xml:id="list2439437160" text:style-name="WW8Num5">
              <text:list-item>
                <text:p text:style-name="P37"><text:span text:style-name="T1">Libros de la bibliografía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628421868054" text:continue-numbering="true" text:style-name="WW8Num5">
              <text:list-item>
                <text:p text:style-name="P38">Calificación de examen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3"><text:soft-page-break/></text:p>
          </table:table-cell>
          <table:covered-table-cell/>
          <table:table-cell table:style-name="Tabla1.A3" table:number-columns-spanned="3" office:value-type="string">
            <text:p text:style-name="P39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3"><text:soft-page-break/></text:p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1243606936" text:style-name="WW8Num3">
              <text:list-item>
                <text:p text:style-name="P40">120 minuto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6">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6">Metacomprensión: ¿qué tan bien se considera que el discente ha comprendido los conceptos y la aplicación de procedimientos de estadística descriptiva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1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1"><text:span text:style-name="T6">(S) Momentos de evaluación:</text:span><text:span text:style-name="T8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2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43">(U) Instrumentos de evaluación </text:p>
          </table:table-cell>
          <table:covered-table-cell/>
          <table:table-cell table:style-name="Tabla1.A1" table:number-columns-spanned="2" office:value-type="string">
            <text:p text:style-name="P44"><text:span text:style-name="T6">(V)Producto final:</text:span><text:span text:style-name="T11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0">Diagnóstica </text:p>
          </table:table-cell>
          <table:covered-table-cell/>
          <table:table-cell table:style-name="Tabla1.C18" office:value-type="string">
            <text:p text:style-name="P2"><text:span text:style-name="T6">( <text:s/>) </text:span></text:p>
          </table:table-cell>
          <table:table-cell table:style-name="Tabla1.D20" table:number-rows-spanned="3" table:number-columns-spanned="3" office:value-type="string">
            <text:p text:style-name="P17">Regulación retroactiva (programar actividades de refuerzo después de realizar la evaluación).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1206674436" text:style-name="WW8Num4">
              <text:list-item>
                <text:p text:style-name="P45">Examen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12">Examen cumplimentado.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0">Sumativa. </text:p>
          </table:table-cell>
          <table:covered-table-cell/>
          <table:table-cell table:style-name="Tabla1.C19" office:value-type="string">
            <text:p text:style-name="P2"><text:span text:style-name="T6">(X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0">Formativa. </text:p>
          </table:table-cell>
          <table:covered-table-cell/>
          <table:table-cell table:style-name="Tabla1.C20" office:value-type="string">
            <text:p text:style-name="P2"><text:span text:style-name="T6">( 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7"><text:s/></text:p>
            <text:p text:style-name="P2"><text:span text:style-name="T8">(W)Elaboró: Mediador.</text:span></text:p>
            <text:p text:style-name="P2"><text:span text:style-name="T8">C. I.I. en E. </text:span></text:p>
            <text:p text:style-name="P2"/>
            <text:p text:style-name="P47">Lamberto Maza Casas</text:p>
            <text:p text:style-name="P46"><text:span text:style-name="T8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7"><text:s/></text:p>
            <text:p text:style-name="P7"><text:s/>Vo. <text:s text:c="17"/>Bo. </text:p>
            <text:p text:style-name="P2"><text:span text:style-name="T8">EL Tte. Cor. I. I., Jefe Sec. Académica. </text:span></text:p>
            <text:p text:style-name="P2"/>
            <text:p text:style-name="P48"><text:span text:style-name="T8">Omar Luna Ramírez</text:span></text:p>
            <text:p text:style-name="P48"><text:span text:style-name="T8">(</text:span><text:span text:style-name="T7">C-822090</text:span><text:span text:style-name="T8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21-02-18T08:01:00</meta:creation-date>
    <dc:creator>Moshkodo Moshkodoi</dc:creator>
    <dc:date>2021-03-16T08:21:00</dc:date>
    <meta:print-date>2019-10-03T23:31:00</meta:print-date>
    <meta:editing-cycles>8</meta:editing-cycles>
    <meta:editing-duration>PT1H10M</meta:editing-duration>
    <meta:document-statistic meta:table-count="1" meta:image-count="0" meta:object-count="0" meta:page-count="2" meta:paragraph-count="64" meta:word-count="366" meta:character-count="3058" meta:non-whitespace-character-count="2242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